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7a549" officeooo:paragraph-rsid="0007a549"/>
    </style:style>
    <style:style style:name="P2" style:family="paragraph" style:parent-style-name="Standard">
      <style:paragraph-properties fo:text-align="justify" style:justify-single-word="false"/>
      <style:text-properties officeooo:rsid="00088b62" officeooo:paragraph-rsid="00088b62"/>
    </style:style>
    <style:style style:name="P3" style:family="paragraph" style:parent-style-name="Standard">
      <style:paragraph-properties fo:text-align="justify" style:justify-single-word="false"/>
      <style:text-properties fo:font-style="italic" officeooo:rsid="0009884d" officeooo:paragraph-rsid="0009884d" style:font-style-asian="italic" style:font-style-complex="italic"/>
    </style:style>
    <style:style style:name="P4" style:family="paragraph" style:parent-style-name="Standard">
      <style:paragraph-properties fo:text-align="justify" style:justify-single-word="false"/>
      <style:text-properties fo:font-style="italic" officeooo:rsid="000a3f09" officeooo:paragraph-rsid="000a3f09" style:font-style-asian="italic" style:font-style-complex="italic"/>
    </style:style>
    <style:style style:name="P5" style:family="paragraph" style:parent-style-name="Standard">
      <style:paragraph-properties fo:text-align="justify" style:justify-single-word="false"/>
      <style:text-properties officeooo:rsid="000a3f09" officeooo:paragraph-rsid="000a3f09"/>
    </style:style>
    <style:style style:name="P6" style:family="paragraph" style:parent-style-name="Standard">
      <style:paragraph-properties fo:text-align="justify" style:justify-single-word="false"/>
      <style:text-properties fo:font-style="normal" officeooo:rsid="000a3f09" officeooo:paragraph-rsid="000a3f09" style:font-style-asian="normal" style:font-style-complex="normal"/>
    </style:style>
    <style:style style:name="P7" style:family="paragraph" style:parent-style-name="Standard">
      <style:paragraph-properties fo:text-align="justify" style:justify-single-word="false"/>
      <style:text-properties fo:font-style="normal" officeooo:rsid="000c19c2" officeooo:paragraph-rsid="000c19c2" style:font-style-asian="normal" style:font-style-complex="normal"/>
    </style:style>
    <style:style style:name="P8" style:family="paragraph" style:parent-style-name="Standard">
      <style:paragraph-properties fo:text-align="justify" style:justify-single-word="false"/>
      <style:text-properties fo:font-style="normal" officeooo:rsid="000e05fb" officeooo:paragraph-rsid="000e05fb" style:font-style-asian="normal" style:font-style-complex="normal"/>
    </style:style>
    <style:style style:name="P9" style:family="paragraph" style:parent-style-name="Standard">
      <style:paragraph-properties fo:text-align="justify" style:justify-single-word="false"/>
      <style:text-properties officeooo:rsid="000fbe7a" officeooo:paragraph-rsid="000fbe7a"/>
    </style:style>
    <style:style style:name="P10" style:family="paragraph" style:parent-style-name="Standard">
      <style:paragraph-properties fo:text-align="justify" style:justify-single-word="false"/>
      <style:text-properties style:font-name="Liberation Serif" fo:font-size="12pt" officeooo:rsid="00119711" officeooo:paragraph-rsid="00119711"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121c2c" officeooo:paragraph-rsid="00121c2c"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13b672" officeooo:paragraph-rsid="0013b672"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1733c8" officeooo:paragraph-rsid="001733c8"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18892d" officeooo:paragraph-rsid="0018892d"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1a7092" officeooo:paragraph-rsid="001a7092"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aae52" officeooo:paragraph-rsid="001aae52"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1c6fc8" officeooo:paragraph-rsid="001c6fc8"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1d6f59" officeooo:paragraph-rsid="001d6f59"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1fc706" officeooo:paragraph-rsid="001fc706"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0afbd" officeooo:paragraph-rsid="0020afbd"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21c2c4" officeooo:paragraph-rsid="0021c2c4"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21e705" officeooo:paragraph-rsid="0021e705"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23142b" officeooo:paragraph-rsid="0023142b"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32ff3" officeooo:paragraph-rsid="00232ff3"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3986b" officeooo:paragraph-rsid="0023986b"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2450a9" officeooo:paragraph-rsid="002450a9"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25be56" officeooo:paragraph-rsid="0025be56"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2605a1" officeooo:paragraph-rsid="002605a1"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2653b2" officeooo:paragraph-rsid="002653b2"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27fb33" officeooo:paragraph-rsid="0027fb33"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2ae15a" officeooo:paragraph-rsid="002ae15a" style:font-size-asian="12pt" style:font-size-complex="12pt"/>
    </style:style>
    <style:style style:name="P32"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119711" officeooo:paragraph-rsid="00119711"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 fo:font-size="12pt" fo:font-style="italic" officeooo:rsid="00121c2c" officeooo:paragraph-rsid="00121c2c" style:font-size-asian="12pt" style:font-style-asian="italic" style:font-size-complex="12pt" style:font-style-complex="italic"/>
    </style:style>
    <style:style style:name="P34" style:family="paragraph" style:parent-style-name="Standard">
      <style:paragraph-properties fo:text-align="justify" style:justify-single-word="false"/>
      <style:text-properties style:font-name="Liberation Serif" fo:font-size="12pt" officeooo:rsid="00119711" officeooo:paragraph-rsid="00119711" fo:background-color="#ffff99" style:font-size-asian="12pt" style:font-size-complex="12pt"/>
    </style:style>
    <style:style style:name="P35" style:family="paragraph" style:parent-style-name="Standard">
      <style:paragraph-properties fo:text-align="justify" style:justify-single-word="false"/>
      <style:text-properties officeooo:rsid="00177606" officeooo:paragraph-rsid="00177606" fo:background-color="#ffff99"/>
    </style:style>
    <style:style style:name="P36" style:family="paragraph" style:parent-style-name="Standard">
      <style:paragraph-properties fo:margin-left="2.501cm" fo:margin-right="0cm" fo:text-align="justify" style:justify-single-word="false" fo:text-indent="0cm" style:auto-text-indent="false"/>
      <style:text-properties style:font-name="Liberation Serif" fo:font-size="12pt" officeooo:rsid="001aae52" officeooo:paragraph-rsid="001aae52" style:font-size-asian="12pt" style:font-size-complex="12pt"/>
    </style:style>
    <style:style style:name="P37" style:family="paragraph" style:parent-style-name="Standard">
      <style:paragraph-properties fo:margin-left="6.253cm" fo:margin-right="0cm" fo:text-align="justify" style:justify-single-word="false" fo:text-indent="0cm" style:auto-text-indent="false"/>
      <style:text-properties style:font-name="Liberation Serif" fo:font-size="12pt" fo:font-style="italic" officeooo:rsid="001aae52" officeooo:paragraph-rsid="001aae52" style:font-size-asian="12pt" style:font-style-asian="italic" style:font-size-complex="12pt" style:font-style-complex="italic"/>
    </style:style>
    <style:style style:name="P38" style:family="paragraph" style:parent-style-name="Standard">
      <style:paragraph-properties fo:margin-left="6.253cm" fo:margin-right="0cm" fo:text-align="center" style:justify-single-word="false" fo:text-indent="0cm" style:auto-text-indent="false"/>
      <style:text-properties style:font-name="Liberation Serif" fo:font-size="12pt" fo:font-style="italic" officeooo:rsid="001aae52" officeooo:paragraph-rsid="001aae52" style:font-size-asian="12pt" style:font-style-asian="italic" style:font-size-complex="12pt" style:font-style-complex="italic"/>
    </style:style>
    <style:style style:name="P39" style:family="paragraph" style:parent-style-name="Standard" style:list-style-name="L1">
      <style:paragraph-properties fo:text-align="justify" style:justify-single-word="false"/>
      <style:text-properties fo:font-style="normal" officeooo:rsid="000c19c2" officeooo:paragraph-rsid="000c19c2" style:font-style-asian="normal" style:font-style-complex="normal"/>
    </style:style>
    <style:style style:name="P40" style:family="paragraph" style:parent-style-name="Standard" style:list-style-name="L1">
      <style:paragraph-properties fo:text-align="justify" style:justify-single-word="false"/>
      <style:text-properties fo:font-style="normal" officeooo:rsid="000e05fb" officeooo:paragraph-rsid="000e05fb" style:font-style-asian="normal" style:font-style-complex="normal"/>
    </style:style>
    <style:style style:name="P41" style:family="paragraph" style:parent-style-name="Standard">
      <style:paragraph-properties fo:text-align="justify" style:justify-single-word="false"/>
      <style:text-properties style:font-name="Liberation Serif" fo:font-size="12pt" officeooo:rsid="002ca26c" officeooo:paragraph-rsid="002ca26c"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2d2c6c" officeooo:paragraph-rsid="002d2c6c"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2eff92" officeooo:paragraph-rsid="002eff92"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2fe79b" officeooo:paragraph-rsid="002fe79b"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30db60" officeooo:paragraph-rsid="0030db60"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31452d" officeooo:paragraph-rsid="0031452d"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323e98" officeooo:paragraph-rsid="00323e98"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32cdd8" officeooo:paragraph-rsid="0032cdd8" style:font-size-asian="12pt" style:font-size-complex="12pt"/>
    </style:style>
    <style:style style:name="P49" style:family="paragraph" style:parent-style-name="Standard">
      <style:paragraph-properties fo:text-align="justify" style:justify-single-word="false"/>
      <style:text-properties style:font-name="Liberation Serif" fo:font-size="12pt" officeooo:rsid="0033ac75" officeooo:paragraph-rsid="0033ac75"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3424f6" officeooo:paragraph-rsid="003424f6"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36c4a4" officeooo:paragraph-rsid="0036c4a4" style:font-size-asian="12pt" style:font-size-complex="12pt"/>
    </style:style>
    <style:style style:name="T1" style:family="text">
      <style:text-properties officeooo:rsid="000a3f09"/>
    </style:style>
    <style:style style:name="T2" style:family="text">
      <style:text-properties fo:font-style="italic" style:font-style-asian="italic" style:font-style-complex="italic"/>
    </style:style>
    <style:style style:name="T3" style:family="text">
      <style:text-properties officeooo:rsid="000bac4a"/>
    </style:style>
    <style:style style:name="T4" style:family="text">
      <style:text-properties officeooo:rsid="00121c2c"/>
    </style:style>
    <style:style style:name="T5" style:family="text">
      <style:text-properties fo:background-color="#ffff99" loext:char-shading-value="0"/>
    </style:style>
    <style:style style:name="T6" style:family="text">
      <style:text-properties officeooo:rsid="00201416" fo:background-color="#ffff99" loext:char-shading-value="0"/>
    </style:style>
    <style:style style:name="T7" style:family="text">
      <style:text-properties officeooo:rsid="0013b672"/>
    </style:style>
    <style:style style:name="T8" style:family="text">
      <style:text-properties officeooo:rsid="001a7092"/>
    </style:style>
    <style:style style:name="T9" style:family="text">
      <style:text-properties officeooo:rsid="001c6fc8"/>
    </style:style>
    <style:style style:name="T10" style:family="text">
      <style:text-properties officeooo:rsid="001ce723"/>
    </style:style>
    <style:style style:name="T11" style:family="text">
      <style:text-properties officeooo:rsid="001f3057"/>
    </style:style>
    <style:style style:name="T12" style:family="text">
      <style:text-properties officeooo:rsid="00201416"/>
    </style:style>
    <style:style style:name="T13" style:family="text">
      <style:text-properties officeooo:rsid="0023986b"/>
    </style:style>
    <style:style style:name="T14" style:family="text">
      <style:text-properties officeooo:rsid="002653b2"/>
    </style:style>
    <style:style style:name="T15" style:family="text">
      <style:text-properties officeooo:rsid="00275bdd"/>
    </style:style>
    <style:style style:name="T16" style:family="text">
      <style:text-properties officeooo:rsid="002eff92"/>
    </style:style>
    <style:style style:name="T17" style:family="text">
      <style:text-properties fo:font-weight="bold" officeooo:rsid="002eff92" style:font-weight-asian="bold" style:font-weight-complex="bold"/>
    </style:style>
    <style:style style:name="T18" style:family="text">
      <style:text-properties officeooo:rsid="0033ac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gnalement et description structurés des documents : la description archivistique</text:p>
      <text:p text:style-name="Subtitle">Vincent Verdese</text:p>
      <text:p text:style-name="P1">Diplomé TNAH en 2013. Archives Nationales, puis gestion du SI aux AN</text:p>
      <text:p text:style-name="P1"/>
      <text:p text:style-name="P1">Le but de ce cours : comprendre comment on peut décrire des documents en utilisant l’EAD.</text:p>
      <text:p text:style-name="P2">Utilisation d’Oxygene Editor.</text:p>
      <text:p text:style-name="P2"/>
      <text:p text:style-name="P35">Évaluation pour le cours : encoder un instrument de recherche de manière individuelle, avec environ un mois pour le faire. Compter qu’il sera donné à faire à la fin du cours (mi novembre) pour la fin de l’année. </text:p>
      <text:h text:style-name="Heading_20_1" text:outline-level="1">Sources </text:h>
      <text:p text:style-name="P2">Chave : bon condensé des règles et des principes archivistiques, et comprend un volet EAD.</text:p>
      <text:p text:style-name="P2">Galland et Nouagret : utile pour la partie sur les instruments de recherche</text:p>
      <text:p text:style-name="P2">FranceArchives : encore mieux que l’AAF. On y trouve notamment les circulaire du SIAF. </text:p>
      <text:p text:style-name="P2">On trouve sur ica.org/ la norme EAD traduite en français, mais il faut quand même garder en tête la version en anglais qui est celle qui fait foi.</text:p>
      <text:p text:style-name="P2">La Library of Congress héberge toute la documentation sur EAD → ne pas hésiter à télécharger le dictionnaire des balises, la DTD et le schéma. </text:p>
      <text:p text:style-name="P2">La bibliothèque d’État de Berlin fait la même chose que la LC mais pour le format EAC.</text:p>
      <text:p text:style-name="P2">Les archives de France mettent à disposition le dictionnaire des balises en version française.</text:p>
      <text:p text:style-name="P2">Site de l’Enssib : donne des étapes pas à pas pour l’encodage.</text:p>
      <text:p text:style-name="P2"/>
      <text:h text:style-name="Heading_20_1" text:outline-level="1">Contextualisation</text:h>
      <text:p text:style-name="P3">cf. diapos : rappel de l’an dernier (<text:span text:style-name="T1">concepts fondamentaux d’</text:span>archivistique).</text:p>
      <text:p text:style-name="P4">cf. diapos : la normalisation de la description </text:p>
      <text:p text:style-name="P4"/>
      <text:p text:style-name="P6">4 normes de description : ISAD (G) <text:span text:style-name="T3">(archives)</text:span>, ISAAR (CPF) <text:span text:style-name="T3">(producteurs)</text:span>, ISDF <text:span text:style-name="T3">(fonctions)</text:span>, ISDIAH <text:span text:style-name="T3">(institutions conservant des archives)</text:span>. <text:span text:style-name="T3">Aujourd’hui il existe une nouvelle norme : RiC (Records in Context). Cette norme ambitionne de remplacer les 4 normes existantes. </text:span></text:p>
      <text:p text:style-name="P6"/>
      <text:p text:style-name="P7"><text:a xlink:type="simple" xlink:href="https://www.ica.org/sites/default/files/CBPS_2000_Guidelines_ISAD%28G%29_Second-edition_FR.pdf" text:style-name="Internet_20_link" text:visited-style-name="Visited_20_Internet_20_Link">https://www.ica.org/sites/default/files/CBPS_2000_Guidelines_ISAD%28G%29_Second-edition_FR.pdf</text:a></text:p>
      <text:p text:style-name="P7"/>
      <text:p text:style-name="P7">On va retrouver chaque élément de la norme en EAD. </text:p>
      <text:p text:style-name="P7">Principes essentiels d’ISAD (G) : </text:p>
      <text:list xml:id="list3042421976" text:style-name="L1">
        <text:list-item>
          <text:p text:style-name="P39">description du général au particulier</text:p>
        </text:list-item>
        <text:list-item>
          <text:p text:style-name="P39">information adapté au niveau de description</text:p>
        </text:list-item>
        <text:list-item>
          <text:p text:style-name="P39">non-répétition de l’information d’un niveau de description à l’autre</text:p>
        </text:list-item>
        <text:list-item>
          <text:p text:style-name="P39">liaison hiérarchique des descriptions d’un niveau à l’autre</text:p>
        </text:list-item>
      </text:list>
      <text:p text:style-name="P4"/>
      <text:list xml:id="list160409508762356" text:continue-numbering="true" text:style-name="L1">
        <text:list-item>
          <text:p text:style-name="P40"><text:soft-page-break/>26 champs possible, mais seulement 6 d’entre sont obligatoires</text:p>
        </text:list-item>
        <text:list-item>
          <text:p text:style-name="P40">ISAD (G) n’est qu’une norme, elle ne donne pas d’information pratique</text:p>
        </text:list-item>
        <text:list-item>
          <text:p text:style-name="P40">il peut y avoir autant de niveau de description que souhaité (en respectant la structure du fond)</text:p>
        </text:list-item>
      </text:list>
      <text:p text:style-name="P8"/>
      <text:h text:style-name="Heading_20_1" text:outline-level="1"><text:span text:style-name="T4">Éléments</text:span> obligatoires</text:h>
      <text:p text:style-name="P9">Référence code : &lt;c id=’’tljb’’&gt;</text:p>
      <text:p text:style-name="P9">Title : &lt;unittitle/&gt;</text:p>
      <text:p text:style-name="P9">Dates : &lt;unitdate/&gt;</text:p>
      <text:p text:style-name="P9">Level of description &lt;c level=’’fonds’’/&gt;</text:p>
      <text:p text:style-name="P9">Extent and medium of the unit &lt;extent/&gt;</text:p>
      <text:p text:style-name="P9">Author : &lt;origination/&gt;</text:p>
      <text:p text:style-name="P5"/>
      <text:p text:style-name="P32">Exercice : </text:p>
      <text:p text:style-name="P10">Administrative biographical history : &lt;bioghist&gt;</text:p>
      <text:p text:style-name="P10">Archival history : &lt;custodhist&gt;</text:p>
      <text:p text:style-name="P10">Immediate source of acquisition : &lt;acqinfo&gt;</text:p>
      <text:p text:style-name="P10">Scope and content : &lt;scopecontent&gt;</text:p>
      <text:p text:style-name="P10">Appraisal, destruction and sch<text:span text:style-name="T7">e</text:span>duling information : &lt;appraisal&gt;</text:p>
      <text:p text:style-name="P10">Accruals : &lt;accruals&gt;</text:p>
      <text:p text:style-name="P10">System of arrangment : &lt;arrangement&gt;</text:p>
      <text:p text:style-name="P10"/>
      <text:p text:style-name="P34">→<text:span text:style-name="T4"> utiliser le dictionnaire des balises pour vérifier l’adéquation d’une balise avec le champ ISAD (G) correspondant.</text:span></text:p>
      <text:p text:style-name="P10"/>
      <text:p text:style-name="P11">Exemple d’applications concrètes de la norme à l’étranger</text:p>
      <text:p text:style-name="P11">1) USA</text:p>
      <text:p text:style-name="P33"><text:tab/>cf. diapo</text:p>
      <text:p text:style-name="P11">2) Canada</text:p>
      <text:p text:style-name="P33"><text:tab/>cf. diapo</text:p>
      <text:p text:style-name="P11"/>
      <text:p text:style-name="P11">Applications spécifiques d’ISAD (G) en France : <text:span text:style-name="T2">cf. diapo.</text:span></text:p>
      <text:p text:style-name="P11"/>
      <text:p text:style-name="P11"/>
      <text:h text:style-name="Heading_20_1" text:outline-level="1">Terminologie</text:h>
      <text:p text:style-name="P33">cf. diapo<text:span text:style-name="T7">s (plusieurs)</text:span></text:p>
      <text:p text:style-name="P11"><text:span text:style-name="T5">Attention :</text:span> La collection est une réunion artificielle de documents qui ne prend pas en compte la provenance. Alors que le fond est une accumulation de documents qui se fait dans le cadre d’une activité provenant d’un producteur donné. </text:p>
      <text:p text:style-name="P12">La distinction entre entre série organique et série n’est pas nécessairement apparente en EAD (qui est fondée dans un contexte anglo-saxon). La série organique est une subdivision du fond et dépend du classement des archives dans le versement du producteur. La série fait référence au cadre de classement des archives.</text:p>
      <text:p text:style-name="P11"/>
      <text:p text:style-name="P13">Fonds/Série/Sous-série/dossier/pièce</text:p>
      <text:p text:style-name="P13"/>
      <text:p text:style-name="P14">Exercice :</text:p>
      <text:p text:style-name="P14">- fond de la Compagnie des Chemins de Fer du Nord</text:p>
      <text:p text:style-name="P14"><text:soft-page-break/>- <text:span text:style-name="T8">sous-fonds : Assemblée Générale ; Conseil d’Administration ; Services des titres ; Secrétariat général</text:span></text:p>
      <text:p text:style-name="P14">- …</text:p>
      <text:p text:style-name="P14"/>
      <text:h text:style-name="Heading_20_2" text:outline-level="2">→<text:span text:style-name="T8"> Définitions : </text:span></text:h>
      <text:p text:style-name="P15">Fonds : <text:span text:style-name="T9">Ensemble de documents de toute nature constitué de façon organique par un producteur dans l’exercice de ses activiés et en fonction de ses attributions. Cette notion s’oppose à la collection. </text:span></text:p>
      <text:p text:style-name="P15"/>
      <text:p text:style-name="P15">Série : <text:span text:style-name="T10">Division primaire d’un cadre de classement, généralement désignée par une lettre ou plusieurs lettres de l’alphabet, appelée(s) « lettre de série » qui ser(ven)t à la cotation des articles qui la composent. La série, qu’il ne faut pas confondre avec la série organique, correspond soit à un fonds, soit à une partie de fonds ou à un regroupement de fonds, soit encore à une tranche chronologique. </text:span></text:p>
      <text:p text:style-name="P15"/>
      <text:p text:style-name="P18">Série organique : Division organique du fonds, identifiée par l’archiviste lors de son classement, qui constitue un ensemble de dossiers maintenus groupés parce qu’ils résultent d’une même activité, se rapportent à une même fonction ou à un même sujet, ou revêtent une même forme. </text:p>
      <text:p text:style-name="P15"/>
      <text:p text:style-name="P16">Dossier : Ensemble de documents constitués soit organiquement par le producteur d’archives pour la conduite ou le traitement d’une affaire soit par regroupement logique lors du classement dans le service d’archives.</text:p>
      <text:p text:style-name="P15"/>
      <text:p text:style-name="P15">Pièce : Plus petite pièce de description, indivisible à la fois matériellement et intellectuellement (feuillet simple ou double, plusieurs feuillets agrafés, cahiers, registres, etc.).</text:p>
      <text:p text:style-name="P15"/>
      <text:p text:style-name="P15">Producteur : Personne physique ou morale, publique ou privée, qui a produit, reçu et conservé des archives dans l’exercice de son activité. </text:p>
      <text:p text:style-name="P15"/>
      <text:p text:style-name="P15"/>
      <text:h text:style-name="Heading_20_1" text:outline-level="1">Instrument de recherche</text:h>
      <text:p text:style-name="P15">Un instrument de recherche est un terme générique qui renvoie à tout outil de description ou de référence élaboré ou reçu par un service d’archives dans l’exercice de son contrôle administratif ou intellectuel <text:s/>sur les documents d’archives…</text:p>
      <text:p text:style-name="P15"/>
      <text:p text:style-name="P36"><text:a xlink:type="simple" xlink:href="https://www.archivesportaleurope.net/fr/home" text:style-name="Internet_20_link" text:visited-style-name="Visited_20_Internet_20_Link">https://www.archivesportaleurope.net/fr/home</text:a> → un site où un certain nombre d’institution européenne qui conserve des archives mutualisent leurs ressources, ou permettent un moissonnage visible sur le portail.</text:p>
      <text:p text:style-name="P16"/>
      <text:p text:style-name="P16">La structure et la forme des instruments de recherche doivent être indépendantes. → elles ne doivent pas être influencé par le médium par laquelle elles passent. Les informations doivent toujours être les mêmes, ainsi que leur présentation en suivant ISAD-G. </text:p>
      <text:p text:style-name="P16">On hiérarchise donc généralement sur deux partie, l’un rassemblant les informations sur tous les niveaux ou plusieurs unités décrites ; et l’autre contenant les informations spécifiques à chacune des unités décrites (au moins trois éléments : cote, intitulé et dates). </text:p>
      <text:p text:style-name="P16"/>
      <text:p text:style-name="P16">L’emplacement des informations doit nous donner des informations sur la structuration de l’instrument de recherche. </text:p>
      <text:p text:style-name="P37">Cote ; Intitulé ; Analyse </text:p>
      <text:p text:style-name="P37"><text:soft-page-break/><text:tab/><text:tab/><text:tab/>Date</text:p>
      <text:p text:style-name="P38">______<text:tab/><text:tab/><text:tab/><text:tab/><text:tab/></text:p>
      <text:p text:style-name="P37">Cate ; Intitulé ; </text:p>
      <text:p text:style-name="P37"><text:tab/><text:tab/><text:tab/>Date</text:p>
      <text:p text:style-name="P37">Analyse.</text:p>
      <text:p text:style-name="P16"/>
      <text:p text:style-name="P16">Exemple diapo « Expliciter le classement retenu » → l’intitulé permet de mettre en avant soit l’événement, soit la personne, soit la date. </text:p>
      <text:p text:style-name="P16"/>
      <text:h text:style-name="Heading_20_2" text:outline-level="2">Typologies d’instruments de recherche</text:h>
      <text:p text:style-name="P16">Critères : <text:span text:style-name="T9">généralement pour le public mais parfois pour un usage interne.</text:span></text:p>
      <text:h text:style-name="Heading_20_3" text:outline-level="3">Différents niveaux de description : </text:h>
      <text:p text:style-name="P17">Analytique : descend jusqu’à la pièce pour le niveau de détail</text:p>
      <text:p text:style-name="P17">Synthétique : s’arrête au niveau de groupements qui ont du sens (plutôt que de faire du pièce à pièce)</text:p>
      <text:p text:style-name="P17"/>
      <text:p text:style-name="P17">Il ne faut pas confondre le niveau de description avec l’ensemble des unités documentaires décrites. </text:p>
      <text:p text:style-name="P17"/>
      <text:p text:style-name="P17">* <text:span text:style-name="T11">Etat des fonds</text:span></text:p>
      <text:p text:style-name="P17">* <text:span text:style-name="T11">Répertoires (descendent jusqu’au dossier ou sous-dossier ou à l’article)</text:span></text:p>
      <text:p text:style-name="P19"><text:tab/>L’article est un ensemble intellectuel et matériel en même temps. <text:span text:style-name="T12">(</text:span><text:span text:style-name="T6">revoir la définition</text:span><text:span text:style-name="T12">)</text:span></text:p>
      <text:p text:style-name="P19"><text:tab/><text:tab/>Deux types de répertoires : - numérique (soit l’ordre des cotes) ou – méthodique (classement dans un ordre indépendant de l’ordre des cotes ; un ordre qui dépend d’une démarche scientifique)</text:p>
      <text:p text:style-name="P19"/>
      <text:p text:style-name="P19"/>
      <text:h text:style-name="Heading_20_1" text:outline-level="1">Initiation à XML</text:h>
      <text:p text:style-name="P20">XML est un métalangage. Avantage : il permet d’être lisible à la fois par une machine et par un humain. Il s’appuie seulement sur un standard qui est limité, il n’est pas lié à un logiciel. Il n’est qu’un langage de description : l’affichage est pris en charge ailleurs. XML est de plus en plus utilisé lorsque l’on fait de l’échange de données. </text:p>
      <text:p text:style-name="P20"/>
      <text:p text:style-name="P21">Le document XML s’appuie sur une DTD, qui fait référence à un autre fichier qui fixe les règles et la structuration du fichier en question. </text:p>
      <text:p text:style-name="P21"/>
      <text:p text:style-name="P22">Le XML se base sur des « éléments » qu’on appelle aussi « tag », constitué d’une balise ouvrante &lt;tag&gt; et qu’une balise fermante &lt;/tag&gt;. Il existe aussi des balises fermées/orphelines : &lt;tag/&gt;, qui délimitent des « éléments vides ». </text:p>
      <text:p text:style-name="P22"/>
      <text:p text:style-name="P23">Les attributs permettent de qualifier l’élément ; ils sont inscrit dans la balise ouvrante, sous la forme : attribut="valeur". La valeur permet de spécifier la qualification. </text:p>
      <text:p text:style-name="P23"/>
      <text:p text:style-name="P24">La <text:span text:style-name="T13">déclaration du langage et de sa version</text:span> est essentiel<text:span text:style-name="T13">le</text:span> pour que la machine puisse reconnaître le format du fichier <text:span text:style-name="T13">(&lt;xml version="1.0"&gt;)</text:span>. Il faut aussi préciser l’encodage des caractères (utf-8). </text:p>
      <text:p text:style-name="P20"/>
      <text:p text:style-name="P25">La DTD permet de structurer le document selon des règles pré-établies. </text:p>
      <text:p text:style-name="P25"/>
      <text:p text:style-name="P26"><text:soft-page-break/>Chaque fichier XML est constitué d’un élément racine (&lt;tei&gt; ou &lt;ead&gt;) qui va contenir tout le reste des éléments. </text:p>
      <text:p text:style-name="P16"/>
      <text:p text:style-name="P27">Rappel : on ne peut pas faire se chevaucher des éléments : l’imbrication des éléments peut se faire à <text:s/>l’infini mais toujours en respectant une hiérarchie stricte. </text:p>
      <text:p text:style-name="P27"/>
      <text:h text:style-name="Heading_20_1" text:outline-level="1">Historique de l’EAD</text:h>
      <text:p text:style-name="P28">Cf diapos.</text:p>
      <text:p text:style-name="P28">Depuis 2015 : EAD3, mais il n’est pas encore très bien diffusé. C’est l’EAD2 qui est utilisé principalement. →<text:span text:style-name="T14"> dans le cours on va voir EAD2 et pas EAD3. </text:span></text:p>
      <text:p text:style-name="P28"/>
      <text:p text:style-name="P29">EAD répond à de nombreux besoin : cf diapo. <text:span text:style-name="T15">L’utilisation d’un standard unique permet de garantir la pérennité des fichiers, puisqu’ils sont indépendant de tout logiciel, etc. </text:span></text:p>
      <text:p text:style-name="P29"/>
      <text:p text:style-name="P30">EAD s’adapte très bien aux instruments de recherche papiers : c’est un modèle, donc une simplification de la réalité et parfois ça n’est pas toujours toujours satisfaisant. EAD intègre les règles d’ISAD(G) sur le format XML. </text:p>
      <text:p text:style-name="P30"/>
      <text:p text:style-name="P31">&lt;archdesc&gt; a un attribut nommé « level » auquel on peut donner 7 valeurs possibles (<text:span text:style-name="T5">1, 2, 3, 4, 5, 6, 7 ?</text:span>) en fonction du niveau de description. </text:p>
      <text:p text:style-name="P31"/>
      <text:h text:style-name="Heading_20_1" text:outline-level="1">Mise en pratique de l’EAD</text:h>
      <text:p text:style-name="P41">→ cf son fichier avec exemple d’utilisation des balises <text:span text:style-name="T16">dans le cas d’un </text:span><text:span text:style-name="T17">instrument de recherche</text:span></text:p>
      <text:p text:style-name="P41">→ attention à ne pas utiliser trop de &lt;lb&gt; → c’est vraiment si on en a besoin absolument.</text:p>
      <text:p text:style-name="P42">→ l’avantage d’XML combiné avec une DTD spécifique, c’est qu’en tapant « &lt; » on a tout de suite un menu qui propose les balises autorisées par la DTD. </text:p>
      <text:p text:style-name="P42"/>
      <text:p text:style-name="P43">Revisiondesc → change : permet de voir toutes les modifications successives qui ont été faites. </text:p>
      <text:p text:style-name="P43">Frontmatter → élément facultatif où l’on met tous les éléments qui ne rentrent ni dans le eadheader, ni dans le archdesc. A utiliser en dernier recours. </text:p>
      <text:p text:style-name="P43"/>
      <text:p text:style-name="P44">Ne pas hésiter à regarder le dictionnaire des balises pour vérifier les balises qu’on peut utiliser. </text:p>
      <text:p text:style-name="P44">Archdesc → …</text:p>
      <text:p text:style-name="P44"/>
      <text:p text:style-name="P45">container → est très peu utilisé. </text:p>
      <text:p text:style-name="P45"/>
      <text:p text:style-name="P46">Physloc → institution responsable de l’accès physique</text:p>
      <text:p text:style-name="P46">repositoy → responsable de l’accès intellectuel</text:p>
      <text:p text:style-name="P46"><text:tab/>Parce qu’une institution peut être dépositaire d’archives sans être décideurs sur les droits d’accès. </text:p>
      <text:p text:style-name="P46"/>
      <text:p text:style-name="P47">Accessrestrict : ex : document librement communicable, document communicable avec restrictions, etc</text:p>
      <text:p text:style-name="P47">userrestrict : information sur les conditions de réutilisation des documents (ex : reproduction libre, etc). </text:p>
      <text:p text:style-name="P47"/>
      <text:p text:style-name="P48">→ Il y a différentes manière d’encoder en EAD, tout dépend des moyens, du temps, du niveau de granularité choisi. Par ailleurs, ce qui pose beaucoup problème en E<text:span text:style-name="T18">AD</text:span> c’est de choisir où on met telle ou telle information, si on décide de lui dédier une balise ou pas. </text:p>
      <text:p text:style-name="P48"><text:soft-page-break/></text:p>
      <text:p text:style-name="P49">Bioghist : une petit notice qui explique la vie ou présente le producteur. La description doit être assez sommaire → parce qui si ça devient plus précis/complexe, on passe sur une autre norme d’encodage puisqu’il faut une notice d’autorité (EAC). </text:p>
      <text:p text:style-name="P49"/>
      <text:p text:style-name="P50">Separatedmaterials ≠ relatedmaterials → nuance à faire en fonction de la relation entre le lieu et les archives. Related : renvoi vers d’autres docs qui ne font pas partie du même fond. Separated : quand il y a un lien de provenance entre les ensembles documentaires. </text:p>
      <text:p text:style-name="P50"/>
      <text:p text:style-name="P51">Extent → on met une balise extent par unité de mes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3:42:16.866639823</meta:creation-date>
    <dc:date>2017-10-23T16:04:08.363000000</dc:date>
    <meta:editing-duration>PT4H33M22S</meta:editing-duration>
    <meta:editing-cycles>37</meta:editing-cycles>
    <meta:generator>LibreOffice/5.3.6.1$Windows_x86 LibreOffice_project/686f202eff87ef707079aeb7f485847613344eb7</meta:generator>
    <meta:document-statistic meta:table-count="0" meta:image-count="0" meta:object-count="0" meta:page-count="6" meta:paragraph-count="123" meta:word-count="1843" meta:character-count="11601" meta:non-whitespace-character-count="9823"/>
  </office:meta>
</office:document-meta>
</file>